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404BF6C547B0D1ED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404BF6C547B0D1ED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Het brood des levens</text:span></text:p>
            <text:p text:style-name="P3"><text:span text:style-name="T2">(Johannes 6:22-71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42:23.202000000</dc:date>
    <meta:editing-duration>PT2H27M32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